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43in" style:rel-column-width="1678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5264in" style:rel-column-width="9341*"/>
    </style:style>
    <style:style style:name="Table1.E" style:family="table-column">
      <style:table-column-properties style:column-width="1.8465in" style:rel-column-width="11300*"/>
    </style:style>
    <style:style style:name="Table1.F" style:family="table-column">
      <style:table-column-properties style:column-width="1.7479in" style:rel-column-width="10697*"/>
    </style:style>
    <style:style style:name="Table1.G" style:family="table-column">
      <style:table-column-properties style:column-width="1.5014in" style:rel-column-width="9187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5264in" table:align="margins"/>
    </style:style>
    <style:style style:name="Table4.A" style:family="table-column">
      <style:table-column-properties style:column-width="1.5264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1.8465in" table:align="margins"/>
    </style:style>
    <style:style style:name="Table6.A" style:family="table-column">
      <style:table-column-properties style:column-width="1.8465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7479in" table:align="margins"/>
    </style:style>
    <style:style style:name="Table7.A" style:family="table-column">
      <style:table-column-properties style:column-width="1.7479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14in" table:align="margins"/>
    </style:style>
    <style:style style:name="Table8.A" style:family="table-column">
      <style:table-column-properties style:column-width="1.5014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5264in" table:align="margins"/>
    </style:style>
    <style:style style:name="Table16.A" style:family="table-column">
      <style:table-column-properties style:column-width="1.5264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1.8465in" table:align="margins"/>
    </style:style>
    <style:style style:name="Table18.A" style:family="table-column">
      <style:table-column-properties style:column-width="1.8465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7479in" table:align="margins"/>
    </style:style>
    <style:style style:name="Table19.A" style:family="table-column">
      <style:table-column-properties style:column-width="1.7479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14in" table:align="margins"/>
    </style:style>
    <style:style style:name="Table20.A" style:family="table-column">
      <style:table-column-properties style:column-width="1.5014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5264in" table:align="margins"/>
    </style:style>
    <style:style style:name="Table23.A" style:family="table-column">
      <style:table-column-properties style:column-width="1.5264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1.8465in" table:align="margins"/>
    </style:style>
    <style:style style:name="Table25.A" style:family="table-column">
      <style:table-column-properties style:column-width="1.8465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7479in" table:align="margins"/>
    </style:style>
    <style:style style:name="Table26.A" style:family="table-column">
      <style:table-column-properties style:column-width="1.7479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14in" table:align="margins"/>
    </style:style>
    <style:style style:name="Table27.A" style:family="table-column">
      <style:table-column-properties style:column-width="1.5014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5264in" table:align="margins"/>
    </style:style>
    <style:style style:name="Table30.A" style:family="table-column">
      <style:table-column-properties style:column-width="1.5264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1.8465in" table:align="margins"/>
    </style:style>
    <style:style style:name="Table32.A" style:family="table-column">
      <style:table-column-properties style:column-width="1.8465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7479in" table:align="margins"/>
    </style:style>
    <style:style style:name="Table33.A" style:family="table-column">
      <style:table-column-properties style:column-width="1.7479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14in" table:align="margins"/>
    </style:style>
    <style:style style:name="Table34.A" style:family="table-column">
      <style:table-column-properties style:column-width="1.5014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5264in" table:align="margins"/>
    </style:style>
    <style:style style:name="Table37.A" style:family="table-column">
      <style:table-column-properties style:column-width="1.5264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1.8465in" table:align="margins"/>
    </style:style>
    <style:style style:name="Table39.A" style:family="table-column">
      <style:table-column-properties style:column-width="1.8465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7479in" table:align="margins"/>
    </style:style>
    <style:style style:name="Table40.A" style:family="table-column">
      <style:table-column-properties style:column-width="1.7479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14in" table:align="margins"/>
    </style:style>
    <style:style style:name="Table41.A" style:family="table-column">
      <style:table-column-properties style:column-width="1.5014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6" style:family="paragraph" style:parent-style-name="Standard">
      <style:text-properties style:use-window-font-color="true" fo:font-size="12pt" fo:font-weight="normal" officeooo:rsid="00b81bd3" officeooo:paragraph-rsid="00b81bd3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fo:font-size="12pt" fo:font-weight="normal" officeooo:rsid="00c3e34d" officeooo:paragraph-rsid="00c9b785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fo:font-size="12pt" fo:font-weight="normal" officeooo:rsid="00d714b9" officeooo:paragraph-rsid="00d714b9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6d2093" officeooo:paragraph-rsid="006d2093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fo:font-size="12pt" officeooo:rsid="005f720f" officeooo:paragraph-rsid="005f720f" fo:background-color="transparen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12pt" officeooo:rsid="0079f894" officeooo:paragraph-rsid="0079f894" fo:background-color="transparen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fo:font-size="12pt" officeooo:rsid="005ec66d" officeooo:paragraph-rsid="008e5f86" fo:background-color="transparen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font-size="12pt" officeooo:rsid="00781ea3" officeooo:paragraph-rsid="008fdf09" fo:background-color="transparen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ab116d" fo:background-color="transparen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41a481" officeooo:paragraph-rsid="0041a481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7f7d11" fo:background-color="transparent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81ea3" officeooo:paragraph-rsid="008fdf09" fo:background-color="transparent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654094" fo:background-color="transparent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officeooo:rsid="005a482c" officeooo:paragraph-rsid="005a482c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73fa6f" fo:background-color="transparent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7655cc" fo:background-color="transparent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a3e20b" fo:background-color="transparent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01d32" officeooo:paragraph-rsid="00811eab" fo:background-color="transparent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8dcac4" fo:background-color="transparent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54094" officeooo:paragraph-rsid="0099ad0c" fo:background-color="transparent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cd393" officeooo:paragraph-rsid="00bcd393" fo:background-color="transparent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9fe55c" fo:background-color="transparent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a3e20b" fo:background-color="transparent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b704d9" fo:background-color="transparent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68ce53" officeooo:paragraph-rsid="00bac4eb" fo:background-color="transparent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end" style:justify-single-word="false" style:writing-mode="rl-tb"/>
      <style:text-properties officeooo:paragraph-rsid="0050d8c5"/>
    </style:style>
    <style:style style:name="P93" style:family="paragraph" style:parent-style-name="Standard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9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9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97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75182" style:font-size-asian="12pt" style:font-weight-asian="normal" style:font-name-complex="Nazli1" style:font-size-complex="12pt" style:language-complex="fa" style:country-complex="IR" style:font-weight-complex="normal"/>
    </style:style>
    <style:style style:name="P9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88383" style:font-size-asian="12pt" style:font-weight-asian="normal" style:font-name-complex="Nazli1" style:font-size-complex="12pt" style:language-complex="fa" style:country-complex="IR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35a331" style:font-size-asian="12pt" style:font-weight-asian="normal" style:font-name-complex="Nazli1" style:font-size-complex="12pt" style:language-complex="fa" style:country-complex="IR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55d29" style:font-size-asian="12pt" style:font-weight-asian="normal" style:font-name-complex="Nazli1" style:font-size-complex="12pt" style:language-complex="fa" style:country-complex="IR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5289cd" style:font-size-asian="12pt" style:font-weight-asian="normal" style:font-name-complex="Nazli1" style:font-size-complex="12pt" style:language-complex="fa" style:country-complex="IR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33b39" officeooo:paragraph-rsid="00133b39" style:font-size-asian="12pt" style:font-weight-asian="normal" style:font-name-complex="Nazli1" style:font-size-complex="12pt" style:language-complex="fa" style:country-complex="IR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a50ca" officeooo:paragraph-rsid="001a50ca" style:font-size-asian="12pt" style:font-weight-asian="normal" style:font-name-complex="Nazli1" style:font-size-complex="12pt" style:language-complex="fa" style:country-complex="IR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dda1a" officeooo:paragraph-rsid="002dda1a" style:font-size-asian="12pt" style:font-weight-asian="normal" style:font-name-complex="Nazli1" style:font-size-complex="12pt" style:language-complex="fa" style:country-complex="IR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14ac1" officeooo:paragraph-rsid="0033e943" style:font-size-asian="12pt" style:font-weight-asian="normal" style:font-name-complex="Nazli1" style:font-size-complex="12pt" style:language-complex="fa" style:country-complex="IR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33e943" officeooo:paragraph-rsid="00370f01" style:font-size-asian="12pt" style:font-weight-asian="normal" style:font-name-complex="Nazli1" style:font-size-complex="12pt" style:language-complex="fa" style:country-complex="IR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paragraph-rsid="003912de" style:font-size-asian="12pt" style:font-weight-asian="normal" style:font-name-complex="Nazli1" style:font-size-complex="12pt" style:language-complex="fa" style:country-complex="IR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abaab" style:font-size-asian="12pt" style:font-weight-asian="normal" style:font-name-complex="Nazli1" style:font-size-complex="12pt" style:language-complex="fa" style:country-complex="IR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98d93" style:font-size-asian="12pt" style:font-weight-asian="normal" style:font-name-complex="Nazli1" style:font-size-complex="12pt" style:language-complex="fa" style:country-complex="IR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e7908" officeooo:paragraph-rsid="0050d8c5" style:font-size-asian="12pt" style:font-weight-asian="normal" style:font-name-complex="Nazli1" style:font-size-complex="12pt" style:language-complex="fa" style:country-complex="IR" style:font-weight-complex="normal"/>
    </style:style>
    <style:style style:name="P11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style:text-underline-style="none" fo:font-weight="normal" officeooo:rsid="001a50ca" officeooo:paragraph-rsid="0044bca2" style:font-size-asian="12pt" style:font-weight-asian="normal" style:font-name-complex="Nazli1" style:font-size-complex="12pt" style:language-complex="fa" style:country-complex="IR" style:font-weight-complex="normal"/>
    </style:style>
    <style:style style:name="P11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912de" officeooo:paragraph-rsid="003eafbb" style:font-size-asian="12pt" style:font-weight-asian="normal" style:font-name-complex="Nazli1" style:font-size-complex="12pt" style:language-complex="fa" style:country-complex="IR" style:font-weight-complex="normal"/>
    </style:style>
    <style:style style:name="P119" style:family="paragraph" style:parent-style-name="Standard">
      <style:paragraph-properties fo:break-before="page"/>
      <style:text-properties fo:font-size="12pt" fo:font-weight="normal" officeooo:paragraph-rsid="00b7a9ca" style:font-size-asian="12pt" style:font-weight-asian="normal" style:font-size-complex="12pt" style:font-weight-complex="normal"/>
    </style:style>
    <style:style style:name="P120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6138c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3198a"/>
    </style:style>
    <style:style style:name="T2" style:family="text">
      <style:text-properties officeooo:rsid="0057440f"/>
    </style:style>
    <style:style style:name="T3" style:family="text">
      <style:text-properties officeooo:rsid="005b489a"/>
    </style:style>
    <style:style style:name="T4" style:family="text">
      <style:text-properties officeooo:rsid="005c6927"/>
    </style:style>
    <style:style style:name="T5" style:family="text">
      <style:text-properties officeooo:rsid="005fd51a"/>
    </style:style>
    <style:style style:name="T6" style:family="text">
      <style:text-properties officeooo:rsid="0068ce53"/>
    </style:style>
    <style:style style:name="T7" style:family="text">
      <style:text-properties officeooo:rsid="007c2adf"/>
    </style:style>
    <style:style style:name="T8" style:family="text">
      <style:text-properties officeooo:rsid="008538f3"/>
    </style:style>
    <style:style style:name="T9" style:family="text">
      <style:text-properties officeooo:rsid="0085f16a"/>
    </style:style>
    <style:style style:name="T10" style:family="text">
      <style:text-properties officeooo:rsid="00902da9"/>
    </style:style>
    <style:style style:name="T11" style:family="text">
      <style:text-properties fo:font-weight="normal" officeooo:rsid="00654094" style:font-weight-asian="normal" style:font-weight-complex="normal"/>
    </style:style>
    <style:style style:name="T12" style:family="text">
      <style:text-properties fo:font-weight="normal" officeooo:rsid="00902da9" style:font-weight-asian="normal" style:font-weight-complex="normal"/>
    </style:style>
    <style:style style:name="T13" style:family="text">
      <style:text-properties officeooo:rsid="00ab116d"/>
    </style:style>
    <style:style style:name="T14" style:family="text">
      <style:text-properties officeooo:rsid="00b704d9"/>
    </style:style>
    <style:style style:name="T15" style:family="text">
      <style:text-properties officeooo:rsid="00bfea92"/>
    </style:style>
    <style:style style:name="T16" style:family="text">
      <style:text-properties style:use-window-font-color="true" officeooo:rsid="00b7a9ca" fo:background-color="transparent" loext:char-shading-value="0"/>
    </style:style>
    <style:style style:name="T17" style:family="text">
      <style:text-properties style:use-window-font-color="true" officeooo:rsid="00c8e791" fo:background-color="transparent" loext:char-shading-value="0"/>
    </style:style>
    <style:style style:name="T18" style:family="text">
      <style:text-properties officeooo:rsid="00c531d2"/>
    </style:style>
    <style:style style:name="T19" style:family="text">
      <style:text-properties officeooo:rsid="00cf4e6b"/>
    </style:style>
    <style:style style:name="T20" style:family="text">
      <style:text-properties style:text-underline-style="none" officeooo:rsid="00842e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46">برنامه‌ی هفتگی مهندسی کامپیوتر نیمسال <text:s/>یکم ۹<text:span text:style-name="T2">۴</text:span>-۹<text:span text:style-name="T2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1">۸ –۱۰</text:p>
          </table:table-cell>
          <table:table-cell table:style-name="Table1.C1" office:value-type="string">
            <text:p text:style-name="P11">۱۰ – ۱۲</text:p>
          </table:table-cell>
          <table:table-cell table:style-name="Table1.D1" office:value-type="string">
            <text:p text:style-name="P11"><text:span text:style-name="T9">۱۱</text:span>/۵ - <text:span text:style-name="T9">۱۳</text:span></text:p>
          </table:table-cell>
          <table:table-cell table:style-name="Table1.E1" office:value-type="string">
            <text:p text:style-name="P11">۱۴ – ۱۶</text:p>
          </table:table-cell>
          <table:table-cell table:style-name="Table1.F1" office:value-type="string">
            <text:p text:style-name="P11">۱۶ – ۱۸</text:p>
          </table:table-cell>
          <table:table-cell table:style-name="Table1.G1" office:value-type="string">
            <text:p text:style-name="P11">۱۸ – ۲۰</text:p>
          </table:table-cell>
        </table:table-row>
        <table:table-row>
          <table:table-cell table:style-name="Table1.A6" office:value-type="string">
            <text:p text:style-name="P45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2">برنامه نویسی پیشرفته<text:span text:style-name="T14">(موسوی‌راد)</text:span></text:p>
                </table:table-cell>
              </table:table-row>
              <table:table-row>
                <table:table-cell table:style-name="Table2.A2" office:value-type="string">
                  <text:p text:style-name="P67">آزمعماری(فتاح)</text:p>
                </table:table-cell>
              </table:table-row>
              <table:table-row>
                <table:table-cell table:style-name="Table2.A2" office:value-type="string">
                  <text:p text:style-name="P76"/>
                </table:table-cell>
              </table:table-row>
              <table:table-row>
                <table:table-cell table:style-name="Table2.A2" office:value-type="string">
                  <text:p text:style-name="P52">ریاضی پیشرفته(ابراهیم‌پور)</text:p>
                </table:table-cell>
              </table:table-row>
            </table:table>
            <text:p text:style-name="P47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77">پایگاه(یوسفان)</text:p>
                </table:table-cell>
              </table:table-row>
              <table:table-row>
                <table:table-cell table:style-name="Table3.A2" office:value-type="string">
                  <text:p text:style-name="P76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55">یادگیری ماشین(ابراهیم‌پور)</text:p>
                </table:table-cell>
              </table:table-row>
              <table:table-row>
                <table:table-cell table:style-name="Table3.A2" office:value-type="string">
                  <text:p text:style-name="P50">سایرشیمی(احمدی)<text:span text:style-name="T8">،</text:span></text:p>
                </table:table-cell>
              </table:table-row>
            </table:table>
            <text:p text:style-name="P47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9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64">کامپایلر(یوسفان)</text:p>
                </table:table-cell>
              </table:table-row>
              <table:table-row>
                <table:table-cell table:style-name="Table4.A2" office:value-type="string">
                  <text:p text:style-name="P76"/>
                </table:table-cell>
              </table:table-row>
              <table:table-row>
                <table:table-cell table:style-name="Table4.A2" office:value-type="string">
                  <text:p text:style-name="P15"/>
                </table:table-cell>
              </table:table-row>
            </table:table>
            <text:p text:style-name="P15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0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26"><text:span text:style-name="T13">نظریه(باقری)،میکرو</text:span><text:span text:style-name="T11"> </text:span><text:span text:style-name="T12">برق</text:span></text:p>
                </table:table-cell>
              </table:table-row>
              <table:table-row>
                <table:table-cell table:style-name="Table6.A2" office:value-type="string">
                  <text:p text:style-name="P14">الگوپیشرفته(ابراهیم‌پور)</text:p>
                </table:table-cell>
              </table:table-row>
              <table:table-row table:style-name="Table6.4">
                <table:table-cell table:style-name="Table6.A2" office:value-type="string">
                  <text:p text:style-name="P16">سایربرق۱<text:span text:style-name="T4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5"/>
                </table:table-cell>
              </table:table-row>
              <table:table-row>
                <table:table-cell table:style-name="Table7.A2" office:value-type="string">
                  <text:p text:style-name="P10">آزمعماری(فتاح)</text:p>
                </table:table-cell>
              </table:table-row>
              <table:table-row>
                <table:table-cell table:style-name="Table7.A2" office:value-type="string">
                  <text:p text:style-name="P17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43">جلسه دانشکده</text:p>
                </table:table-cell>
              </table:table-row>
            </table:table>
            <text:p text:style-name="P15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2"/>
                </table:table-cell>
              </table:table-row>
              <table:table-row>
                <table:table-cell table:style-name="Table8.A2" office:value-type="string">
                  <text:p text:style-name="P61"/>
                </table:table-cell>
              </table:table-row>
              <table:table-row>
                <table:table-cell table:style-name="Table8.A2" office:value-type="string">
                  <text:p text:style-name="P58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72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5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9">مبانی(یوسفان)</text:p>
                </table:table-cell>
              </table:table-row>
              <table:table-row>
                <table:table-cell table:style-name="Table14.A2" office:value-type="string">
                  <text:p text:style-name="P70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78">شبکه(گلی)<text:span text:style-name="T19">، </text:span><text:span text:style-name="T20">آزریز(فتاح)</text:span></text:p>
                </table:table-cell>
              </table:table-row>
              <table:table-row>
                <table:table-cell table:style-name="Table14.A2" office:value-type="string">
                  <text:p text:style-name="P51">ریاضی پیشرفته(ابراهیم‌پور)</text:p>
                </table:table-cell>
              </table:table-row>
            </table:table>
            <text:p text:style-name="P27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69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53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49">ارزیابی(صباغیان)</text:p>
                </table:table-cell>
              </table:table-row>
              <table:table-row>
                <table:table-cell table:style-name="Table15.A2" office:value-type="string">
                  <text:p text:style-name="P48">سایرعمران<text:span text:style-name="T4">(احمدی)</text:span></text:p>
                </table:table-cell>
              </table:table-row>
            </table:table>
            <text:p text:style-name="P15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5"/>
                </table:table-cell>
              </table:table-row>
              <table:table-row>
                <table:table-cell table:style-name="Table16.A2" office:value-type="string">
                  <text:p text:style-name="P66">جلسه گروه</text:p>
                </table:table-cell>
              </table:table-row>
              <table:table-row>
                <table:table-cell table:style-name="Table16.A2" office:value-type="string">
                  <text:p text:style-name="P22"><text:span text:style-name="T7">الکتریکی</text:span>(کرمی)</text:p>
                </table:table-cell>
              </table:table-row>
              <table:table-row>
                <table:table-cell table:style-name="Table16.A2" office:value-type="string">
                  <text:p text:style-name="P27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8"/>
                </table:table-cell>
              </table:table-row>
              <table:table-row>
                <table:table-cell table:style-name="Table18.A2" office:value-type="string">
                  <text:p text:style-name="P56"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20">الگوپیشرفته(ابراهیم‌پور)</text:p>
                </table:table-cell>
              </table:table-row>
              <table:table-row>
                <table:table-cell table:style-name="Table18.A2" office:value-type="string">
                  <text:p text:style-name="P16">سایربرق۲<text:span text:style-name="T3">،سایرصنایع(احمدی)</text:span></text:p>
                </table:table-cell>
              </table:table-row>
            </table:table>
            <text:p text:style-name="P15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8"/>
                </table:table-cell>
              </table:table-row>
              <table:table-row>
                <table:table-cell table:style-name="Table19.A2" office:value-type="string">
                  <text:p text:style-name="P33">توزیعی(بابامیر)</text:p>
                </table:table-cell>
              </table:table-row>
              <table:table-row>
                <table:table-cell table:style-name="Table19.A2" office:value-type="string">
                  <text:p text:style-name="P54">یادگیری ماشین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/text:p>
                </table:table-cell>
              </table:table-row>
            </table:table>
            <text:p text:style-name="P27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5"/>
                </table:table-cell>
              </table:table-row>
              <table:table-row>
                <table:table-cell table:style-name="Table20.A2" office:value-type="string">
                  <text:p text:style-name="P80"/>
                </table:table-cell>
              </table:table-row>
              <table:table-row>
                <table:table-cell table:style-name="Table20.A2" office:value-type="string">
                  <text:p text:style-name="P83"/>
                </table:table-cell>
              </table:table-row>
              <table:table-row>
                <table:table-cell table:style-name="Table20.A2" office:value-type="string">
                  <text:p text:style-name="P15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5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59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87">برنامه نویسی پیشرفته<text:span text:style-name="T14">(موسوی‌راد)</text:span></text:p>
                </table:table-cell>
              </table:table-row>
              <table:table-row>
                <table:table-cell table:style-name="Table21.A2" office:value-type="string">
                  <text:p text:style-name="P79">منطقی(گلی)</text:p>
                </table:table-cell>
              </table:table-row>
              <table:table-row>
                <table:table-cell table:style-name="Table21.A2" office:value-type="string">
                  <text:p text:style-name="P74">هوش(ابراهیم‌پور)</text:p>
                </table:table-cell>
              </table:table-row>
            </table:table>
            <text:p text:style-name="P15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75">پایگاه(یوسفان<text:span text:style-name="T15">)</text:span></text:p>
                </table:table-cell>
              </table:table-row>
              <table:table-row>
                <table:table-cell table:style-name="Table22.A2" office:value-type="string">
                  <text:p text:style-name="P68"><text:s/>آزریز(فتاح)</text:p>
                </table:table-cell>
              </table:table-row>
              <table:table-row>
                <table:table-cell table:style-name="Table22.A2" office:value-type="string">
                  <text:p text:style-name="P122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83">گرافیک۱(گلی)</text:p>
                </table:table-cell>
              </table:table-row>
            </table:table>
            <text:p text:style-name="P27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47"/>
                </table:table-cell>
              </table:table-row>
              <table:table-row>
                <table:table-cell table:style-name="Table23.A2" office:value-type="string">
                  <text:p text:style-name="P123"/>
                </table:table-cell>
              </table:table-row>
              <table:table-row>
                <table:table-cell table:style-name="Table23.A2" office:value-type="string">
                  <text:p text:style-name="P63">کامپایلر(یوسفان)</text:p>
                </table:table-cell>
              </table:table-row>
              <table:table-row>
                <table:table-cell table:style-name="Table23.A2" office:value-type="string">
                  <text:p text:style-name="P123">داده کاوی(ابراهیم‌پور)</text:p>
                </table:table-cell>
              </table:table-row>
            </table:table>
            <text:p text:style-name="P27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59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39">نظریه(باقری)</text:p>
                </table:table-cell>
              </table:table-row>
              <table:table-row>
                <table:table-cell table:style-name="Table25.A2" office:value-type="string">
                  <text:p text:style-name="P40"><text:span text:style-name="T13">میکرو</text:span> <text:span text:style-name="T10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16">سایربرق۱<text:span text:style-name="T4">(حق پرست)</text:span></text:p>
                </table:table-cell>
              </table:table-row>
            </table:table>
            <text:p text:style-name="P27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41">آزمعماری(فتاح)</text:p>
                </table:table-cell>
              </table:table-row>
              <table:table-row>
                <table:table-cell table:style-name="Table26.A2" office:value-type="string">
                  <text:p text:style-name="P18">نرم۱(رضوی<text:span text:style-name="T5">)</text:span></text:p>
                </table:table-cell>
              </table:table-row>
              <table:table-row>
                <table:table-cell table:style-name="Table26.A2" office:value-type="string">
                  <text:p text:style-name="P17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65"/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15"/>
                </table:table-cell>
              </table:table-row>
              <table:table-row>
                <table:table-cell table:style-name="Table27.A2" office:value-type="string">
                  <text:p text:style-name="P86"/>
                </table:table-cell>
              </table:table-row>
              <table:table-row>
                <table:table-cell table:style-name="Table27.A2" office:value-type="string">
                  <text:p text:style-name="P73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le1.A6" office:value-type="string">
            <text:p text:style-name="P45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31">مبانی(یوسفان)</text:p>
                </table:table-cell>
              </table:table-row>
              <table:table-row>
                <table:table-cell table:style-name="Table28.A2" office:value-type="string">
                  <text:p text:style-name="P93"/>
                </table:table-cell>
              </table:table-row>
              <table:table-row>
                <table:table-cell table:style-name="Table28.A2" office:value-type="string">
                  <text:p text:style-name="P81">شبکه<text:span text:style-name="T6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71">پایگاه پیشرفته(باقری)</text:p>
                </table:table-cell>
              </table:table-row>
            </table:table>
            <text:p text:style-name="P13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69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36">آزمنطقی(فتاح)</text:p>
                </table:table-cell>
              </table:table-row>
              <table:table-row>
                <table:table-cell table:style-name="Table29.A2" office:value-type="string">
                  <text:p text:style-name="P32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49">ارزیابی(صباغیان)</text:p>
                </table:table-cell>
              </table:table-row>
            </table:table>
            <text:p text:style-name="P48">سایرعمران<text:span text:style-name="T4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47"/>
                </table:table-cell>
              </table:table-row>
              <table:table-row>
                <table:table-cell table:style-name="Table30.A2" office:value-type="string">
                  <text:p text:style-name="P37"/>
                </table:table-cell>
              </table:table-row>
              <table:table-row>
                <table:table-cell table:style-name="Table30.A2" office:value-type="string">
                  <text:p text:style-name="P34"><text:span text:style-name="T7">الکتریکی</text:span>(کرمی)</text:p>
                </table:table-cell>
              </table:table-row>
              <table:table-row>
                <table:table-cell table:style-name="Table30.A2" office:value-type="string">
                  <text:p text:style-name="P57">داده کاوی(ابراهیم‌پور)</text:p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27"/>
                </table:table-cell>
              </table:table-row>
              <table:table-row>
                <table:table-cell table:style-name="Table32.A2" office:value-type="string">
                  <text:p text:style-name="P84">آزمعماری(فتاح)</text:p>
                </table:table-cell>
              </table:table-row>
              <table:table-row>
                <table:table-cell table:style-name="Table32.A2" office:value-type="string">
                  <text:p text:style-name="P56">عامل پیشرفته(بابامیر)</text:p>
                </table:table-cell>
              </table:table-row>
              <table:table-row>
                <table:table-cell table:style-name="Table32.A2" office:value-type="string">
                  <text:p text:style-name="P23">آزالکترونیکی(احمدی)</text:p>
                </table:table-cell>
              </table:table-row>
            </table:table>
            <text:p text:style-name="P44">سایربرق۲<text:span text:style-name="T3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5"/>
                </table:table-cell>
              </table:table-row>
              <table:table-row>
                <table:table-cell table:style-name="Table33.A2" office:value-type="string">
                  <text:p text:style-name="P30">نرم۱(رضوی)</text:p>
                </table:table-cell>
              </table:table-row>
              <table:table-row>
                <table:table-cell table:style-name="Table33.A2" office:value-type="string">
                  <text:p text:style-name="P21">توزیعی(بابامیر)</text:p>
                </table:table-cell>
              </table:table-row>
              <table:table-row>
                <table:table-cell table:style-name="Table33.A2" office:value-type="string">
                  <text:p text:style-name="P23"/>
                </table:table-cell>
              </table:table-row>
            </table:table>
            <text:p text:style-name="P44">سایربرق۳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5"/>
                </table:table-cell>
              </table:table-row>
              <table:table-row>
                <table:table-cell table:style-name="Table34.A2" office:value-type="string">
                  <text:p text:style-name="P24"/>
                </table:table-cell>
              </table:table-row>
              <table:table-row>
                <table:table-cell table:style-name="Table34.A2" office:value-type="string">
                  <text:p text:style-name="P83"/>
                </table:table-cell>
              </table:table-row>
              <table:table-row>
                <table:table-cell table:style-name="Table34.A2" office:value-type="string">
                  <text:p text:style-name="P85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5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88">هوش(ابراهیم‌پور)</text:p>
                </table:table-cell>
              </table:table-row>
              <table:table-row>
                <table:table-cell table:style-name="Table35.A2" office:value-type="string">
                  <text:p text:style-name="P82"/>
                </table:table-cell>
              </table:table-row>
              <table:table-row>
                <table:table-cell table:style-name="Table35.A2" office:value-type="string">
                  <text:p text:style-name="P90">منطقی(گلی)</text:p>
                </table:table-cell>
              </table:table-row>
              <table:table-row>
                <table:table-cell table:style-name="Table35.A2" office:value-type="string">
                  <text:p text:style-name="P82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35"/>
                </table:table-cell>
              </table:table-row>
              <table:table-row>
                <table:table-cell table:style-name="Table36.A2" office:value-type="string">
                  <text:p text:style-name="P42">آزالکترونیکی(احمدی)</text:p>
                </table:table-cell>
              </table:table-row>
              <table:table-row>
                <table:table-cell table:style-name="Table36.A2" office:value-type="string">
                  <text:p text:style-name="P91">گرافیک۱(گلی)</text:p>
                </table:table-cell>
              </table:table-row>
              <table:table-row>
                <table:table-cell table:style-name="Table36.A2" office:value-type="string">
                  <text:p text:style-name="P79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27"/>
                </table:table-cell>
              </table:table-row>
              <table:table-row>
                <table:table-cell table:style-name="Table37.A2" office:value-type="string">
                  <text:p text:style-name="P89"/>
                </table:table-cell>
              </table:table-row>
              <table:table-row>
                <table:table-cell table:style-name="Table37.A2" office:value-type="string">
                  <text:p text:style-name="P79"/>
                </table:table-cell>
              </table:table-row>
              <table:table-row>
                <table:table-cell table:style-name="Table37.A2" office:value-type="string">
                  <text:p text:style-name="P27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48"/>
                </table:table-cell>
              </table:table-row>
              <table:table-row>
                <table:table-cell table:style-name="Table39.A2" office:value-type="string">
                  <text:p text:style-name="P15"/>
                </table:table-cell>
              </table:table-row>
              <table:table-row>
                <table:table-cell table:style-name="Table39.A2" office:value-type="string">
                  <text:p text:style-name="P29"/>
                </table:table-cell>
              </table:table-row>
              <table:table-row>
                <table:table-cell table:style-name="Table39.A2" office:value-type="string">
                  <text:p text:style-name="P47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5"/>
                </table:table-cell>
              </table:table-row>
              <table:table-row>
                <table:table-cell table:style-name="Table40.A2" office:value-type="string">
                  <text:p text:style-name="P47"/>
                </table:table-cell>
              </table:table-row>
              <table:table-row>
                <table:table-cell table:style-name="Table40.A2" office:value-type="string">
                  <text:p text:style-name="P47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2"/>
                </table:table-cell>
              </table:table-row>
              <table:table-row>
                <table:table-cell table:style-name="Table41.A2" office:value-type="string">
                  <text:p text:style-name="P15"/>
                </table:table-cell>
              </table:table-row>
              <table:table-row>
                <table:table-cell table:style-name="Table41.A2" office:value-type="string">
                  <text:p text:style-name="P15"/>
                </table:table-cell>
              </table:table-row>
              <table:table-row>
                <table:table-cell table:style-name="Table41.A2" office:value-type="string">
                  <text:p text:style-name="P12"/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120"/>
      <text:p text:style-name="P9">تاریخ آزمون‌ها نیمسال یک ۹۳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94">۱۶</text:p>
            </table:table-cell>
            <table:table-cell table:style-name="Table10.B1" office:value-type="string">
              <text:p text:style-name="P94">۱۴</text:p>
            </table:table-cell>
            <table:table-cell table:style-name="Table10.C1" office:value-type="string">
              <text:p text:style-name="P94">۱۰</text:p>
            </table:table-cell>
            <table:table-cell table:style-name="Table10.D1" office:value-type="string">
              <text:p text:style-name="P94">۸</text:p>
            </table:table-cell>
            <table:table-cell table:style-name="Table10.E1" office:value-type="string">
              <text:p text:style-name="P94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95"/>
          </table:table-cell>
          <table:table-cell table:style-name="Table10.B2" office:value-type="string">
            <text:p text:style-name="P103"/>
          </table:table-cell>
          <table:table-cell table:style-name="Table10.C2" office:value-type="string">
            <text:p text:style-name="P92"/>
          </table:table-cell>
          <table:table-cell table:style-name="Table10.D2" office:value-type="string">
            <text:p text:style-name="P103"/>
          </table:table-cell>
          <table:table-cell table:style-name="Table10.E2" office:value-type="string">
            <text:p text:style-name="P103">شنبه ۱۰/<text:span text:style-name="T1">۲۰</text:span></text:p>
          </table:table-cell>
        </table:table-row>
        <table:table-row table:style-name="Table10.1">
          <table:table-cell table:style-name="Table10.A3" office:value-type="string">
            <text:p text:style-name="P95"/>
          </table:table-cell>
          <table:table-cell table:style-name="Table10.B3" office:value-type="string">
            <text:p text:style-name="P95"/>
          </table:table-cell>
          <table:table-cell table:style-name="Table10.C3" office:value-type="string">
            <text:p text:style-name="P116"/>
          </table:table-cell>
          <table:table-cell table:style-name="Table10.D3" office:value-type="string">
            <text:p text:style-name="P115"><text:s/></text:p>
          </table:table-cell>
          <table:table-cell table:style-name="Table10.E3" office:value-type="string">
            <text:p text:style-name="P103">یکشنبه ۱۰/<text:span text:style-name="T1">۲۱</text:span></text:p>
          </table:table-cell>
        </table:table-row>
        <table:table-row table:style-name="Table10.1">
          <table:table-cell table:style-name="Table10.A4" office:value-type="string">
            <text:p text:style-name="P95"/>
          </table:table-cell>
          <table:table-cell table:style-name="Table10.B4" office:value-type="string">
            <text:p text:style-name="P103"/>
          </table:table-cell>
          <table:table-cell table:style-name="Table10.C4" office:value-type="string">
            <text:p text:style-name="P95"/>
          </table:table-cell>
          <table:table-cell table:style-name="Table10.D4" office:value-type="string">
            <text:p text:style-name="P114"/>
          </table:table-cell>
          <table:table-cell table:style-name="Table10.E4" office:value-type="string">
            <text:p text:style-name="P103">دوشنبه۱۰/<text:span text:style-name="T1">۲۲</text:span></text:p>
          </table:table-cell>
        </table:table-row>
        <table:table-row table:style-name="Table10.1">
          <table:table-cell table:style-name="Table10.A5" office:value-type="string">
            <text:p text:style-name="P103"/>
          </table:table-cell>
          <table:table-cell table:style-name="Table10.B5" office:value-type="string">
            <text:p text:style-name="P103"/>
          </table:table-cell>
          <table:table-cell table:style-name="Table10.C5" office:value-type="string">
            <text:p text:style-name="P117"/>
          </table:table-cell>
          <table:table-cell table:style-name="Table10.D5" office:value-type="string">
            <text:p text:style-name="P107"/>
          </table:table-cell>
          <table:table-cell table:style-name="Table10.E5" office:value-type="string">
            <text:p text:style-name="P103">سه شنبه۱۰/<text:span text:style-name="T1">۲۳</text:span></text:p>
          </table:table-cell>
        </table:table-row>
        <table:table-row table:style-name="Table10.1">
          <table:table-cell table:style-name="Table10.A6" office:value-type="string">
            <text:p text:style-name="P105"/>
          </table:table-cell>
          <table:table-cell table:style-name="Table10.B6" office:value-type="string">
            <text:p text:style-name="P105"/>
          </table:table-cell>
          <table:table-cell table:style-name="Table10.C6" office:value-type="string">
            <text:p text:style-name="P105"/>
          </table:table-cell>
          <table:table-cell table:style-name="Table10.D6" office:value-type="string">
            <text:p text:style-name="P105"/>
          </table:table-cell>
          <table:table-cell table:style-name="Table10.E6" office:value-type="string">
            <text:p text:style-name="P103">چهارشنبه۱۰/<text:span text:style-name="T1">۲۴</text:span></text:p>
          </table:table-cell>
        </table:table-row>
        <table:table-row table:style-name="Table10.1">
          <table:table-cell table:style-name="Table10.A8" office:value-type="string">
            <text:p text:style-name="P95"/>
          </table:table-cell>
          <table:table-cell table:style-name="Table10.B8" office:value-type="string">
            <text:p text:style-name="P95"/>
          </table:table-cell>
          <table:table-cell table:style-name="Table10.C8" office:value-type="string">
            <text:p text:style-name="P118"/>
          </table:table-cell>
          <table:table-cell table:style-name="Table10.D8" office:value-type="string">
            <text:p text:style-name="P113"/>
          </table:table-cell>
          <table:table-cell table:style-name="Table10.E7" office:value-type="string">
            <text:p text:style-name="P103">پنجشنبه۱۰/<text:span text:style-name="T1">۲۵</text:span></text:p>
          </table:table-cell>
        </table:table-row>
        <table:table-row table:style-name="Table10.1">
          <table:table-cell table:style-name="Table10.A8" office:value-type="string">
            <text:p text:style-name="P95"/>
          </table:table-cell>
          <table:table-cell table:style-name="Table10.B8" office:value-type="string">
            <text:p text:style-name="P98"/>
          </table:table-cell>
          <table:table-cell table:style-name="Table10.C8" office:value-type="string">
            <text:p text:style-name="P95"/>
          </table:table-cell>
          <table:table-cell table:style-name="Table10.D8" office:value-type="string">
            <text:p text:style-name="P95"/>
          </table:table-cell>
          <table:table-cell table:style-name="Table10.E8" office:value-type="string">
            <text:p text:style-name="P103">شنبه۱۰/<text:span text:style-name="T1">۲۷</text:span></text:p>
          </table:table-cell>
        </table:table-row>
        <table:table-row table:style-name="Table10.1">
          <table:table-cell table:style-name="Table10.A9" office:value-type="string">
            <text:p text:style-name="P95"/>
          </table:table-cell>
          <table:table-cell table:style-name="Table10.B9" office:value-type="string">
            <text:p text:style-name="P103"/>
          </table:table-cell>
          <table:table-cell table:style-name="Table10.C9" office:value-type="string">
            <text:p text:style-name="P101"/>
          </table:table-cell>
          <table:table-cell table:style-name="Table10.D9" office:value-type="string">
            <text:p text:style-name="P95"/>
          </table:table-cell>
          <table:table-cell table:style-name="Table10.E9" office:value-type="string">
            <text:p text:style-name="P103">یکشنبه۱۰/<text:span text:style-name="T1">۲۸</text:span></text:p>
          </table:table-cell>
        </table:table-row>
        <table:table-row table:style-name="Table10.1">
          <table:table-cell table:style-name="Table10.A10" office:value-type="string">
            <text:p text:style-name="P95"/>
          </table:table-cell>
          <table:table-cell table:style-name="Table10.B10" office:value-type="string">
            <text:p text:style-name="P95"/>
          </table:table-cell>
          <table:table-cell table:style-name="Table10.C10" office:value-type="string">
            <text:p text:style-name="P95"/>
          </table:table-cell>
          <table:table-cell table:style-name="Table10.D10" office:value-type="string">
            <text:p text:style-name="P95"/>
          </table:table-cell>
          <table:table-cell table:style-name="Table10.E10" office:value-type="string">
            <text:p text:style-name="P103">دوشنبه ۱۰/<text:span text:style-name="T1">۲۹</text:span></text:p>
          </table:table-cell>
        </table:table-row>
        <table:table-row table:style-name="Table10.1">
          <table:table-cell table:style-name="Table10.A11" office:value-type="string">
            <text:p text:style-name="P103"/>
          </table:table-cell>
          <table:table-cell table:style-name="Table10.B11" office:value-type="string">
            <text:p text:style-name="P97"/>
          </table:table-cell>
          <table:table-cell table:style-name="Table10.C11" office:value-type="string">
            <text:p text:style-name="P97"/>
          </table:table-cell>
          <table:table-cell table:style-name="Table10.D11" office:value-type="string">
            <text:p text:style-name="P97"/>
          </table:table-cell>
          <table:table-cell table:style-name="Table10.E11" office:value-type="string">
            <text:p text:style-name="P103">سه شنبه۱۰/<text:span text:style-name="T1">۳۰</text:span></text:p>
          </table:table-cell>
        </table:table-row>
        <table:table-row table:style-name="Table10.1">
          <table:table-cell table:style-name="Table10.A12" office:value-type="string">
            <text:p text:style-name="P96"/>
          </table:table-cell>
          <table:table-cell table:style-name="Table10.B12" office:value-type="string">
            <text:p text:style-name="P96"/>
          </table:table-cell>
          <table:table-cell table:style-name="Table10.C12" office:value-type="string">
            <text:p text:style-name="P104"/>
          </table:table-cell>
          <table:table-cell table:style-name="Table10.D12" office:value-type="string">
            <text:p text:style-name="P104"/>
          </table:table-cell>
          <table:table-cell table:style-name="Table10.E12" office:value-type="string">
            <text:p text:style-name="P103">چهارشنبه۱<text:span text:style-name="T1">۱</text:span>/<text:span text:style-name="T1">۱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95"/>
          </table:table-cell>
          <table:table-cell table:style-name="Table10.C17" office:value-type="string">
            <text:p text:style-name="P109"/>
          </table:table-cell>
          <table:table-cell table:style-name="Table10.D17" office:value-type="string">
            <text:p text:style-name="P99"/>
          </table:table-cell>
          <table:table-cell table:style-name="Table10.E17" office:value-type="string">
            <text:p text:style-name="P103">پنجشنبه ۱<text:span text:style-name="T1">۱</text:span>/<text:span text:style-name="T1">۲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95"/>
          </table:table-cell>
          <table:table-cell table:style-name="Table10.C17" office:value-type="string">
            <text:p text:style-name="P111"/>
          </table:table-cell>
          <table:table-cell table:style-name="Table10.D17" office:value-type="string">
            <text:p text:style-name="P95"/>
          </table:table-cell>
          <table:table-cell table:style-name="Table10.E17" office:value-type="string">
            <text:p text:style-name="P103">شنبه۱<text:span text:style-name="T1">۱</text:span>/<text:span text:style-name="T1">۴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108"/>
          </table:table-cell>
          <table:table-cell table:style-name="Table10.C17" office:value-type="string">
            <text:p text:style-name="P112"/>
          </table:table-cell>
          <table:table-cell table:style-name="Table10.D17" office:value-type="string">
            <text:p text:style-name="P110"/>
          </table:table-cell>
          <table:table-cell table:style-name="Table10.E17" office:value-type="string">
            <text:p text:style-name="P103">یکشنبه۱<text:span text:style-name="T1">۱</text:span>/<text:span text:style-name="T1">۵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95"/>
          </table:table-cell>
          <table:table-cell table:style-name="Table10.C17" office:value-type="string">
            <text:p text:style-name="P102"/>
          </table:table-cell>
          <table:table-cell table:style-name="Table10.D17" office:value-type="string">
            <text:p text:style-name="P110"/>
          </table:table-cell>
          <table:table-cell table:style-name="Table10.E17" office:value-type="string">
            <text:p text:style-name="P103">دوشنبه۱<text:span text:style-name="T1">۱</text:span>/<text:span text:style-name="T1">۶</text:span></text:p>
          </table:table-cell>
        </table:table-row>
        <table:table-row table:style-name="Table10.1">
          <table:table-cell table:style-name="Table10.A17" office:value-type="string">
            <text:p text:style-name="P95"/>
          </table:table-cell>
          <table:table-cell table:style-name="Table10.B17" office:value-type="string">
            <text:p text:style-name="P95"/>
          </table:table-cell>
          <table:table-cell table:style-name="Table10.C17" office:value-type="string">
            <text:p text:style-name="P100"/>
          </table:table-cell>
          <table:table-cell table:style-name="Table10.D17" office:value-type="string">
            <text:p text:style-name="P111"/>
          </table:table-cell>
          <table:table-cell table:style-name="Table10.E17" office:value-type="string">
            <text:p text:style-name="P106">سه شنبه ۱۱/۷</text:p>
          </table:table-cell>
        </table:table-row>
      </table:table>
      <text:p text:style-name="P3"/>
      <text:p text:style-name="P3"/>
      <text:p text:style-name="P119"><text:span text:style-name="T16">درس‌های طراحی الگوریتم</text:span><text:span text:style-name="T17">،</text:span><text:span text:style-name="T16"> طراحی و پیاده‌سازی زبان‌های برنامه سازی</text:span><text:span text:style-name="T17">، معماری کامپیوتر و ساختمان گسسته</text:span><text:span text:style-name="T16"> به حد نصاب نمی‌رسد.</text:span></text:p>
      <text:p text:style-name="P7"><text:span text:style-name="T18">به جز درس‌های گرافیک۱ و محاسبات عددی، </text:span>درس‌های اختیاری دیگری در حذف و اضافه گذاشته می‌شود.</text:p>
      <text:p text:style-name="P8">ابراهیم‌پور: ۱.هوش مصنوعی؛ <text:s/>۲.داده کاوی (ارشد۹۴ و ۹۳)؛ ۳. ریاضی پیشرفته دکترا؛ ۴.شناسایی پیشرفته الگو <text:s/>۵.یادگیری ماشین</text:p>
      <text:p text:style-name="P8">بابامیر: سیستم عامل پیشرفته (ارشد۹۴)؛ سیستم توزیعی(ارشد ۹۳)؛ معماری نرم‌افزار(دکترای نرم‌افزار ۹۳ و ۹۴)؛ </text:p>
      <text:p text:style-name="P8">باقری: ۱.پایگاه داده پیشرفته (ارشد)؛ ۲.نظریه؛ ۳.ساختمان داده</text:p>
      <text:p text:style-name="P8">صباغیان: ۱.ارزیابی کارآیی سیستم‌های کامپیوتری (ارشد) ۲.ریزپردازنده <text:s/>۳. میکرو برق</text:p>
      <text:p text:style-name="P8">گلی: ۱.شبکه ۲.منطقی ۳. گرافیک ۴.گرافیک برای خواهران</text:p>
      <text:p text:style-name="P8">یوسفان: ۱.مبانی برنامه نویسی ۲.سیستم عامل ۳.کامپایلر 4. پایگاه</text:p>
      <text:p text:style-name="P8">حق پرست: ۱.مبانی برنامه نویسی سایر <text:s/>۲.محاسبات عددی || شنبه تا دوشنبه بعد از ظهر</text:p>
      <text:p text:style-name="P8">احمدی:۱.مبانی برنامه نویسی سایر || شنبه و دوشنبه عصر وقت پر است؛ سه‌شنبه‌ها ۴ تا ۶ هم پر است</text:p>
      <text:p text:style-name="P8">رضوی: ۱.نرم‌افزار۱ || دوشنبه بعدازظهر ( از 4 به بعد) و سه شنبه وچهارشنبه کامل خالی</text:p>
      <text:p text:style-name="P8">نیکفرجام: ذخیره و بازیابی || شنبه و 1 شنبه و 2 شنبه ساعت 14 تا 18</text:p>
      <text:p text:style-name="P8">دقیق: رمزنگاری</text:p>
      <text:p text:style-name="P8">موسوی‌راد: برنامه نویسی پیشرفته || شنبه تا دوشنبه ( ترجیحا 8 صبح).</text:p>
      <text:p text:style-name="P8">کرمی: ‍۱. مدارهای الکتریکی</text:p>
      <text:p text:style-name="P8">احمدی: ۱. آزمایشگاه مدارهای الکترونیکی || هر روز از ساعت ۱۰ صبح به بعد</text:p>
      <text:p text:style-name="P8">فتاح: ۱. آزمایشگاه معماری کامپیوتر ۲. آزمایشگاه ریزپردازنده ۳. آزمنطقی || شنبه تا سه شنبه</text:p>
      <text:p text:style-name="P8">سایر شیمی: شنبه ۱۰ تا ۱۲ و سه‌شنبه ۸ تا ۱‍۰ گذاشتم برای دکتر احمدی؛ <text:s/>شماره نامه: 500132</text:p>
      <text:p text:style-name="P8">حسینی: || شنبه، یکشنبه، سه شنبه، چهارشنبه ساعت 6-8؛ دوشنبه: ساعت 4-8 || مهندسی اینترنت ، پایگاه داده ، برنامه نویسی ، آزمایشگاه کامپیوتر ، برنامه نویسی پیشرفته</text:p>
      <text:p text:style-name="P8">بابادی: || مقدمه ای بر مسابقات برنامه نویسی ای سی ام؛ <text:s/>الگوریتم های پیشرفته؛ <text:s text:c="3"/>نظریه گراف؛ <text:s/>مبانی نظریه بازی ها؛ <text:s/>مبانی داده کاوی || فقط شنبه یا چهارشنبه یکی از این دو</text:p>
      <text:p text:style-name="P8"/>
      <text:p text:style-name="P8">باقی‌مانده درس‌ها: شیوه: حق پرست یا دکتر صباغیان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1T11:19:03.637662526</dc:date>
    <meta:printed-by>Ahmad Yoosofan</meta:printed-by>
    <meta:print-date>2014-01-16T08:54:56</meta:print-date>
    <meta:editing-cycles>1676</meta:editing-cycles>
    <meta:editing-duration>P7DT18H48M1S</meta:editing-duration>
    <meta:document-statistic meta:table-count="32" meta:image-count="0" meta:object-count="0" meta:page-count="3" meta:paragraph-count="129" meta:word-count="469" meta:character-count="3320" meta:non-whitespace-character-count="2961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